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c1d" officeooo:paragraph-rsid="0002cc1d"/>
    </style:style>
    <style:style style:name="P2" style:family="paragraph" style:parent-style-name="Standard">
      <style:text-properties officeooo:rsid="00037a93" officeooo:paragraph-rsid="00037a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gente!</text:p>
      <text:p text:style-name="P2">Olá, eu sou uma nova lin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2:09:55.868000000</meta:creation-date>
    <dc:date>2023-11-07T11:50:04.528000000</dc:date>
    <meta:editing-duration>PT5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8" meta:character-count="36" meta:non-whitespace-character-count="30"/>
  </office:meta>
</office:document-meta>
</file>